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JSUSpartanRegular" svg:font-family="SJSUSpartanRegula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1372be"/>
    </style:style>
    <style:style style:name="gr4" style:family="graphic" style:parent-style-name="standard">
      <style:graphic-properties draw:stroke="none" draw:fill="solid" draw:fill-color="#e2a313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82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4" style:family="paragraph">
      <loext:graphic-properties draw:fill="solid" draw:fill-color="#1372be"/>
    </style:style>
    <style:style style:name="P5" style:family="paragraph">
      <loext:graphic-properties draw:fill="solid" draw:fill-color="#e2a313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000000" style:font-name="SJSUSpartanRegular" fo:font-size="12pt" style:font-size-asian="12pt" style:font-name-complex="SJSUSpartanRegular" style:font-size-complex="12pt"/>
    </style:style>
    <style:style style:name="T2" style:family="text">
      <style:text-properties fo:color="#808080" style:font-name="SJSUSpartanRegular" fo:font-size="9.10000038146973pt" style:font-size-asian="9.10000038146973pt" style:font-name-complex="SJSUSpartanRegular" style:font-size-complex="9.10000038146973pt"/>
    </style:style>
    <style:style style:name="T3" style:family="text">
      <style:text-properties fo:color="#808080" style:font-name="SJSUSpartanRegular" fo:font-size="12pt" style:font-size-asian="12pt" style:font-name-complex="SJSUSpartanRegular" style:font-size-complex="12pt"/>
    </style:style>
    <style:style style:name="T4" style:family="text">
      <style:text-properties fo:color="#000000" style:font-name="Symbol" fo:font-size="12pt" style:font-size-asian="12pt" style:font-name-complex="Symbol" style:font-size-complex="12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97cm" svg:x="7.417cm" svg:y="2.00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6.936cm" svg:height="0.378cm" svg:x="1.456cm" svg:y="2.419cm">
          <draw:text-box>
            <text:p text:style-name="P1"><text:span text:style-name="T2">Department of Mathematics and Statistics </text:span></text:p>
          </draw:text-box>
        </draw:frame>
        <draw:frame draw:style-name="gr1" draw:text-style-name="P2" draw:layer="layout" svg:width="0.422cm" svg:height="0.497cm" svg:x="1.456cm" svg:y="2.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8.771cm" svg:y="1.3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0.108cm" svg:y="1.3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0.108cm" svg:y="1.859cm">
          <draw:text-box>
            <text:p text:style-name="P1"><text:span text:style-name="T3"><text:s/></text:span></text:p>
          </draw:text-box>
        </draw:frame>
        <draw:path draw:style-name="gr3" draw:text-style-name="P4" draw:layer="layout" svg:width="0.82cm" svg:height="0.858cm" svg:x="3.197cm" svg:y="1.342cm" svg:viewBox="0 0 821 859" svg:d="M821 0h-19-250-19v20l59 30 3 1c11 6 17 19 18 32 0 1 0 2 0 4v431c0 162-66 252-188 256v1c-7 0-13 0-20 0-128 0-198-91-198-257v-343c0-50 0-76 0-93 1-13 7-25 18-31l3-1 59-30v-20h-18-250-19v20l59 30 2 1c14 7 19 22 19 37v430c0 90-2 174 64 246 29 32 66 55 107 69 0 0 7 2 18 6 5 1 10 2 15 3 57 14 178 34 289-10 1 0 1-1 2-1s3-1 4-1c37-15 71-37 98-66 66-72 63-156 63-246l1-431v-1c0-14 5-28 18-35l2-1h1-1l60-30z">
          <text:p/>
        </draw:path>
        <draw:path draw:style-name="gr3" draw:text-style-name="P4" draw:layer="layout" svg:width="0.441cm" svg:height="1.047cm" svg:x="2.015cm" svg:y="1.341cm" svg:viewBox="0 0 442 1048" svg:d="M442 0h-296v20l59 29 3 1c12 7 17 21 18 35v602c-4 181-43 275-226 338v23c0 0 193-1 281-106 46-53 73-134 79-254v-600-1c0-15 5-29 19-37l2-1 61-29z">
          <text:p/>
        </draw:path>
        <draw:path draw:style-name="gr3" draw:text-style-name="P4" draw:layer="layout" svg:width="0.606cm" svg:height="0.875cm" svg:x="1.46cm" svg:y="1.328cm" svg:viewBox="0 0 607 876" svg:d="M607 601c-11-248-436-220-436-394 0-87 92-121 164-121 27 0 69 6 100 19 24 9 68 36 95 68 3 5 6 9 6 9h1 9 13l-46-171h-15c-7 12-32 8-32 8-46-12-75-16-121-18-161-10-319 61-319 220 0 269 436 217 436 415 0 89-108 148-180 148-51 0-103-11-152-30-64-27-111-79-111-79l-19 4 49 186h13c0 0 7-18 29-13h-1c58 16 118 24 178 24 220 0 345-139 339-275z">
          <text:p/>
        </draw:path>
        <draw:path draw:style-name="gr3" draw:text-style-name="P4" draw:layer="layout" svg:width="0.606cm" svg:height="0.875cm" svg:x="2.531cm" svg:y="1.328cm" svg:viewBox="0 0 607 876" svg:d="M607 601c-10-248-436-220-436-394 0-87 92-121 164-121 27 0 70 6 101 19 24 9 67 36 94 68 4 5 6 9 6 9h1 9 13l-45-171h-16c-7 12-32 8-32 8-45-12-74-16-121-18-161-10-318 61-318 220 0 269 435 217 435 415 0 89-108 148-180 148-51 0-104-11-153-30-63-27-109-79-109-79l-20 4 50 186h11c0 0 8-18 29-13 57 16 118 24 178 24 221 0 345-139 339-275z">
          <text:p/>
        </draw:path>
        <draw:path draw:style-name="gr4" draw:text-style-name="P5" draw:layer="layout" svg:width="0.309cm" svg:height="0.292cm" svg:x="5.377cm" svg:y="1.359cm" svg:viewBox="0 0 310 293" svg:d="M156 262c-66-1-107-62-107-121 0-64 41-111 107-111 65 0 106 47 106 111 0 59-41 120-106 121zM156 0c-87-1-156 66-156 145 0 87 71 148 155 148 1 0 1 0 1 0 84 0 154-61 154-148 0-79-67-146-154-145z">
          <text:p/>
        </draw:path>
        <draw:path draw:style-name="gr4" draw:text-style-name="P5" draw:layer="layout" svg:width="0.097cm" svg:height="0.282cm" svg:x="4.894cm" svg:y="1.874cm" svg:viewBox="0 0 98 283" svg:d="M98 0h-98v7l21 10h1c4 3 6 8 6 13v192c0 5 0 20 0 31 0 5-2 10-6 13h-1l-21 10v7h98v-7l-20-10c-5-3-6-8-6-13h-1c0-11 1-26 1-31v-192c0-5 1-10 6-13l20-10z">
          <text:p/>
        </draw:path>
        <draw:path draw:style-name="gr4" draw:text-style-name="P5" draw:layer="layout" svg:width="0.097cm" svg:height="0.282cm" svg:x="6.01cm" svg:y="1.874cm" svg:viewBox="0 0 98 283" svg:d="M98 0h-98v7l20 10h1c4 3 6 8 6 13v192c0 5 0 20 0 31 0 5-2 10-7 13l-20 10v7h98v-7l-20-10h-1c-4-3-6-8-6-13 0-11 0-26 0-31v-192c0-5 2-10 6-13h1l20-10z">
          <text:p/>
        </draw:path>
        <draw:path draw:style-name="gr4" draw:text-style-name="P5" draw:layer="layout" svg:width="0.272cm" svg:height="0.288cm" svg:x="4.272cm" svg:y="1.875cm" svg:viewBox="0 0 273 289" svg:d="M273 0h-6-84-7v7l20 9 1 1c4 2 6 6 6 10 0 1 0 1 0 2v146c0 53-22 83-62 85-2 0-4 0-7 0-42 0-65-30-65-85v-117c0-16 0-25 0-31 0-4 2-8 6-10v-1h1l19-9v-7h-6-83-6v7l20 9v1c5 2 6 7 6 12h1v146c0 30-1 57 21 81 9 11 22 18 35 24 0 0 2 1 6 2 2 0 4 1 5 1 19 5 59 11 96-4 1 0 1 0 2 0 12-6 23-13 33-23 22-24 21-51 21-81v-146c0-5 2-10 7-12v-1l20-9z">
          <text:p/>
        </draw:path>
        <draw:path draw:style-name="gr4" draw:text-style-name="P5" draw:layer="layout" svg:width="0.209cm" svg:height="0.283cm" svg:x="5.924cm" svg:y="1.361cm" svg:viewBox="0 0 210 284" svg:d="M203 219l-16 21v1c-1 1-9 11-25 13h-90v-103c0 0 26 0 43 0 5 0 10 2 12 6v1l9 20h7v-75h-7l-9 11c-4 5-7 6-12 6h-43v-89h80c5 0 10 2 13 7l16 20h7l-16-53-1-5h-4c-5 3-9 2-16 2h-145-6v7l21 10h1c4 2 6 7 6 12v1c0 12 0 26 0 30v163c0 4 0 18 0 30 0 5-2 10-6 12h-1l-21 10v7h187l23-65z">
          <text:p/>
        </draw:path>
        <draw:path draw:style-name="gr4" draw:text-style-name="P5" draw:layer="layout" svg:width="0.209cm" svg:height="0.283cm" svg:x="7.205cm" svg:y="1.361cm" svg:viewBox="0 0 210 284" svg:d="M202 219l-15 21v1c-2 1-11 11-27 13h-90v-103c0 0 26 0 43 0 5 0 10 2 12 6l1 1 8 20h7v-75h-7l-8 11c-5 5-8 6-13 6h-43v-89h80c5 0 10 2 14 7l16 20h8l-17-53-2-5h-3c-6 3-10 2-17 2h-145-4v7l19 10h1c5 2 6 7 6 12 0 0 1 0 1 1 0 12 0 26 0 30v163c0 4 0 18-1 30 0 5-1 10-6 12h-1l-19 10v7h186l24-65z">
          <text:p/>
        </draw:path>
        <draw:path draw:style-name="gr4" draw:text-style-name="P5" draw:layer="layout" svg:width="0.209cm" svg:height="0.283cm" svg:x="5.317cm" svg:y="1.873cm" svg:viewBox="0 0 210 284" svg:d="M203 218l-17 21c-1 2-9 13-25 14h-90v-102c0 0 26 0 43 0 5 0 10 1 12 6v1h1l8 19h7v-74h-7l-9 11c-4 5-7 6-12 6h-43v-89h80c5 0 10 2 13 6l16 21h7l-16-53-1-5h-3c-6 3-10 2-17 2h-145-5v7l20 9 1 1c4 2 6 7 6 12 0 13 0 27 0 31v161c0 5 0 18 0 31 0 5-2 10-6 13h-1l-20 10v7h186l24-66z">
          <text:p/>
        </draw:path>
        <draw:path draw:style-name="gr4" draw:text-style-name="P5" draw:layer="layout" svg:width="0.231cm" svg:height="0.283cm" svg:x="6.131cm" svg:y="1.872cm" svg:viewBox="0 0 232 284" svg:d="M214 0h-2c-5 2-12 3-23 3h-147c-9 0-17-1-22-3h-2l-18 59h8l14-19c3-4 8-6 13-6h59v221c0 5-2 10-6 12l-1 1-20 9v7h97v-7l-20-9v-1c-5-2-7-7-7-12v-221h60c5 0 10 2 13 6l14 19h8z">
          <text:p/>
        </draw:path>
        <draw:path draw:style-name="gr4" draw:text-style-name="P5" draw:layer="layout" svg:width="0.231cm" svg:height="0.284cm" svg:x="6.501cm" svg:y="1.36cm" svg:viewBox="0 0 232 285" svg:d="M214 0h-2c-5 2-12 3-22 3h-148c-9 0-17-1-22-3h-2l-1 1-17 58h8l14-18c3-5 8-7 13-7h60v221c0 5-2 10-6 13h-1l-20 10v7h97v-7l-20-10c-5-3-7-8-7-13v-221h59c5 0 10 2 13 7l14 18h8z">
          <text:p/>
        </draw:path>
        <draw:path draw:style-name="gr4" draw:text-style-name="P5" draw:layer="layout" svg:width="0.23cm" svg:height="0.284cm" svg:x="6.958cm" svg:y="1.36cm" svg:viewBox="0 0 231 285" svg:d="M214 0h-3c-5 2-11 3-21 3h-149c-8 0-16-1-21-3h-3v1l-17 58h7l14-18c4-5 9-7 14-7h59v221c0 5-2 10-6 13h-1l-20 10v7h97v-7l-19-10h-1c-4-3-6-8-6-13v-221h58c5 0 10 2 14 7l14 18h7z">
          <text:p/>
        </draw:path>
        <draw:path draw:style-name="gr4" draw:text-style-name="P5" draw:layer="layout" svg:width="0.294cm" svg:height="0.285cm" svg:x="5.009cm" svg:y="1.875cm" svg:viewBox="0 0 295 286" svg:d="M274 0h-65-9v7l20 9 1 1h1c0 0 6 4 4 11-1 0-1 1-1 1v1c-1 1-1 1-1 1-1 5-4 10-6 17l-65 162-69-167c-1-3-4-9-6-15-1-5 2-8 3-10 1 0 1 0 1 0 0-1 1-1 1-1l1-1 20-9v-7h-22-74-8v7l20 10c5 2 9 5 13 11l106 258h15l107-256c0-1 0-1 0-1 4-7 9-10 13-12l21-10v-7z">
          <text:p/>
        </draw:path>
        <draw:path draw:style-name="gr4" draw:text-style-name="P5" draw:layer="layout" svg:width="0.276cm" svg:height="0.28cm" svg:x="6.37cm" svg:y="1.875cm" svg:viewBox="0 0 277 281" svg:d="M264 0h-86v7l20 9 1 1c0 0 7 5 4 13-4 6-60 93-60 93l-58-93c-3-6 0-10 2-12h1c0-1 0-1 1-1l1-1 21-9v-7h-111v7l21 10c4 2 9 5 13 12 3 5 6 10 9 15l72 114v63c0 17 0 26 0 32 0 5-2 9-6 11l-1 1-20 9v7h98v-7l-20-9-1-1c-4-2-6-7-6-12v-94l70-107 14-22c5-7 9-10 14-12l20-10v-7z">
          <text:p/>
        </draw:path>
        <draw:path draw:style-name="gr4" draw:text-style-name="P5" draw:layer="layout" svg:width="0.146cm" svg:height="0.347cm" svg:x="5.215cm" svg:y="1.363cm" svg:viewBox="0 0 147 348" svg:d="M147 0h-99v6l20 10 1 1c4 2 6 6 6 11v200c-2 61-14 92-75 113v7c0 0 64 0 93-35 15-18 25-44 27-84v-200c0-5 2-10 6-12l1-1 20-10z">
          <text:p/>
        </draw:path>
        <draw:path draw:style-name="gr4" draw:text-style-name="P5" draw:layer="layout" svg:width="0.201cm" svg:height="0.29cm" svg:x="4.283cm" svg:y="1.358cm" svg:viewBox="0 0 202 291" svg:d="M202 199c-3-82-144-73-144-131 0-29 30-40 54-40 9 0 23 2 34 6 7 3 22 12 31 23 1 2 2 3 2 3h3 5l-16-57h-5c-2 4-10 3-10 3-16-4-25-5-40-6-54-3-107 20-107 73 0 89 145 72 145 138 0 30-35 50-59 50-17 0-35-4-51-10-22-9-37-27-37-27l-7 1 17 62h4c0 0 2-6 9-4 20 5 40 8 60 8 73 0 114-46 112-92z">
          <text:p/>
        </draw:path>
        <draw:path draw:style-name="gr4" draw:text-style-name="P5" draw:layer="layout" svg:width="0.201cm" svg:height="0.29cm" svg:x="5.708cm" svg:y="1.358cm" svg:viewBox="0 0 202 291" svg:d="M202 199c-3-82-144-73-144-131 0-29 30-40 54-40 9 0 23 2 33 6 8 3 23 12 32 23 1 2 2 3 2 3h3 4l-15-57h-5c-2 4-10 3-10 3-16-4-25-5-41-6-53-3-106 20-106 73 0 89 145 72 145 138 0 30-36 50-60 50-16 0-34-4-50-10-21-9-37-27-37-27l-7 1 17 62h3c0 0 4-6 11-4 19 5 39 8 59 8 73 0 114-46 112-92z">
          <text:p/>
        </draw:path>
        <draw:path draw:style-name="gr4" draw:text-style-name="P5" draw:layer="layout" svg:width="0.201cm" svg:height="0.29cm" svg:x="6.291cm" svg:y="1.358cm" svg:viewBox="0 0 202 291" svg:d="M202 199c-4-82-145-73-145-131 0-29 31-40 55-40 8 0 23 2 33 6 8 3 22 12 31 23 1 2 2 3 2 3h4 4l-15-57h-5c-3 4-11 3-11 3-15-4-25-5-40-6-53-3-107 20-107 73 0 89 146 72 146 138 0 30-36 50-60 50-17 0-34-4-50-10-23-9-38-27-38-27l-6 1 16 62h4c0 0 2-6 10-4 20 5 39 8 59 8 74 0 115-46 113-92z">
          <text:p/>
        </draw:path>
        <draw:path draw:style-name="gr4" draw:text-style-name="P5" draw:layer="layout" svg:width="0.201cm" svg:height="0.291cm" svg:x="5.783cm" svg:y="1.87cm" svg:viewBox="0 0 202 292" svg:d="M202 201c-4-83-146-73-146-131 0-29 31-40 55-40 9 0 23 2 33 6 9 3 23 12 32 23 1 1 2 2 2 2v1h3 5l-15-58h-5c-3 4-11 2-11 2-16-3-26-5-41-6-53-3-106 22-106 75 0 89 146 72 146 137 0 30-37 49-61 49-17 0-34-3-51-10-21-9-36-26-36-26l-6 1 16 62h4c0 0 3-6 10-4 18 5 38 8 58 8 75 0 116-46 114-91z">
          <text:p/>
        </draw:path>
        <draw:path draw:style-name="gr4" draw:text-style-name="P5" draw:layer="layout" svg:width="0.313cm" svg:height="0.281cm" svg:x="4.48cm" svg:y="1.363cm" svg:viewBox="0 0 314 282" svg:d="M108 152l42-112 43 112zM293 265c-4-3-9-6-12-13-7-11-9-19-14-31l-78-199c-9-22-26-22-26-22h-62v7l15 8c4 2 6 4 6 9 0 2 0 4 0 4-11 28-75 193-75 193-5 11-9 22-14 31 0 1-1 1-1 2v1c-4 5-8 8-12 10l-20 10v7h95v-7l-19-10h-1-1v-1c-4-3-4-8-4-8 0-1 0-2 0-3 1-1 1-2 1-4 2-3 26-65 26-65h108l25 65 1 2c2 7-1 11-2 13-1 0-1 0-1 0l-1 1h-1l-20 10v7h108v-7z">
          <text:p/>
        </draw:path>
        <draw:path draw:style-name="gr4" draw:text-style-name="P5" draw:layer="layout" svg:width="0.313cm" svg:height="0.281cm" svg:x="6.689cm" svg:y="1.363cm" svg:viewBox="0 0 314 282" svg:d="M108 152l42-112 43 112zM293 265c-4-3-9-6-12-13-7-11-9-19-14-31l-78-199c-9-22-26-22-26-22h-62v7l15 8c4 2 6 4 7 9-1 2-1 4-1 4-10 28-75 193-75 193-4 11-8 22-13 31 0 1 0 1-1 2v1c-4 5-8 8-11 10l-22 10v7h96v-7l-20-10h-1-1v-1c-4-3-4-8-4-8 0-1 0-2 0-3 1-1 1-2 2-4 1-3 25-65 25-65h108l25 65 1 2c2 7 0 11-2 13h-1l-1 1h-1l-20 10v7h108v-7z">
          <text:p/>
        </draw:path>
        <draw:path draw:style-name="gr4" draw:text-style-name="P5" draw:layer="layout" svg:width="0.254cm" svg:height="0.283cm" svg:x="5.54cm" svg:y="1.874cm" svg:viewBox="0 0 255 284" svg:d="M70 26h35c27 1 49 14 50 48 1 49-25 57-53 59h-32zM235 266c-6-3-11-7-16-11-4-3-10-10-10-10-7-6-49-77-49-77-6-13-17-16-22-17 34-7 64-36 64-78 0-39-35-73-92-73h-78-32v7l20 10c5 3 7 8 7 12v1c0 11 0 25 0 31v161c0 4 0 18 0 31 0 5-2 10-7 13l-20 10v6h32 33 32v-6l-20-10c-5-3-7-8-7-13 0-11 0-25 0-31v-62h12-1 1 8c7 0 18 4 26 15l4 7 40 68c7 9 29 38 85 33h3c3 0 6 0 7 0v-7z">
          <text:p/>
        </draw:path>
        <draw:path draw:style-name="gr4" draw:text-style-name="P5" draw:layer="layout" svg:width="0.285cm" svg:height="0.289cm" svg:x="4.801cm" svg:y="1.363cm" svg:viewBox="0 0 286 290" svg:d="M286 0h-4-81-4v7l20 10h1c4 2 6 7 6 12v184l-148-200c-9-13-25-13-25-13h-47-4v7l19 10h1c5 2 6 7 6 12v225c0 4-1 9-6 11l-20 10v7h32 24 33v-7l-20-10h-1c-4-2-6-7-6-11v-192l135 185c0 0 27 36 61 42 0 0 11 2 24 0v-5c-1 0-2 0-4-1-15-8-18-26-19-37v-217c0-5 2-10 7-12l20-10z">
          <text:p/>
        </draw:path>
        <draw:path draw:style-name="gr4" draw:text-style-name="P5" draw:layer="layout" svg:width="0.286cm" svg:height="0.29cm" svg:x="4.575cm" svg:y="1.874cm" svg:viewBox="0 0 287 291" svg:d="M287 1h-5v-1h-80v1h-4v8l19 9 1 1c5 2 6 7 6 12v183l-147-200c-9-14-25-14-25-14h-48v1h-4v8l20 9 1 1c4 2 6 7 6 12v223c0 5-2 9-6 12h-1l-20 10v7h33v-1h24v1h32v-7l-19-10h-1c-4-3-6-7-6-11v-191l135 183c0 0 27 37 60 42 0 0 12 3 25 1v-5c-1 0-2-1-4-1-15-8-18-26-19-37v-216c0-5 2-10 6-12l1-1 20-9z">
          <text:p/>
        </draw:path>
        <draw:polygon draw:style-name="gr4" draw:text-style-name="P5" draw:layer="layout" svg:width="0.115cm" svg:height="0.068cm" svg:x="5.969cm" svg:y="1.274cm" svg:viewBox="0 0 116 69" draw:points="104,0 80,0 0,60 4,69 116,28">
          <text:p/>
        </draw:polygon>
        <draw:frame draw:style-name="gr1" draw:text-style-name="P2" draw:layer="layout" svg:width="0.422cm" svg:height="0.497cm" svg:x="1.27cm" svg:y="3.4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98cm" svg:height="0.497cm" svg:x="9.051cm" svg:y="3.959cm">
          <draw:text-box>
            <text:p text:style-name="P1"><text:span text:style-name="T1">Math 297A Cover Page </text:span></text:p>
          </draw:text-box>
        </draw:frame>
        <draw:frame draw:style-name="gr1" draw:text-style-name="P2" draw:layer="layout" svg:width="0.422cm" svg:height="0.497cm" svg:x="2.54cm" svg:y="4.5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54cm" svg:y="5.0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1.456cm" svg:y="5.618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7.829cm" svg:height="0.64cm" svg:x="1.456cm" svg:y="6.026cm">
          <draw:text-box>
            <text:p text:style-name="P1"><text:span text:style-name="T1">Last Name: Cavallaro</text:span></text:p>
          </draw:text-box>
        </draw:frame>
        <draw:frame draw:style-name="gr1" draw:text-style-name="P2" draw:layer="layout" svg:width="0.422cm" svg:height="0.497cm" svg:x="1.456cm" svg:y="6.7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87cm" svg:height="0.497cm" svg:x="1.456cm" svg:y="7.278cm">
          <draw:text-box>
            <text:p text:style-name="P1"><text:span text:style-name="T1">First Name: Jeffery </text:span></text:p>
          </draw:text-box>
        </draw:frame>
        <draw:frame draw:style-name="gr1" draw:text-style-name="P2" draw:layer="layout" svg:width="0.422cm" svg:height="0.497cm" svg:x="20.108cm" svg:y="5.6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932cm" svg:height="0.497cm" svg:x="12.378cm" svg:y="6.169cm">
          <draw:text-box>
            <text:p text:style-name="P1"><text:span text:style-name="T1">Student ID Number: 008089835 </text:span></text:p>
          </draw:text-box>
        </draw:frame>
        <draw:frame draw:style-name="gr1" draw:text-style-name="P2" draw:layer="layout" svg:width="0.422cm" svg:height="0.497cm" svg:x="1.456cm" svg:y="7.8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371cm" svg:height="0.497cm" svg:x="1.456cm" svg:y="8.379cm">
          <draw:text-box>
            <text:p text:style-name="P1"><text:span text:style-name="T1">E-mail: Jeffery.Cavallaro@sjsu.edu <text:s text:c="11"/>Degree Program: MS Mathematics <text:s text:c="8"/></text:span></text:p>
          </draw:text-box>
        </draw:frame>
        <draw:frame draw:style-name="gr1" draw:text-style-name="P2" draw:layer="layout" svg:width="0.422cm" svg:height="0.497cm" svg:x="1.456cm" svg:y="8.9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613cm" svg:height="0.497cm" svg:x="1.456cm" svg:y="9.488cm">
          <draw:text-box>
            <text:p text:style-name="P1"><text:span text:style-name="T1">How are you fulfilling the GWAR requirement? <text:s/>Math-100W </text:span></text:p>
          </draw:text-box>
        </draw:frame>
        <draw:frame draw:style-name="gr1" draw:text-style-name="P2" draw:layer="layout" svg:width="0.422cm" svg:height="0.497cm" svg:x="1.456cm" svg:y="10.0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166cm" svg:height="0.497cm" svg:x="1.456cm" svg:y="10.597cm">
          <draw:text-box>
            <text:p text:style-name="P1"><text:span text:style-name="T1">When are you planning to graduate? June 2019 </text:span></text:p>
          </draw:text-box>
        </draw:frame>
        <draw:frame draw:style-name="gr1" draw:text-style-name="P2" draw:layer="layout" svg:width="0.422cm" svg:height="0.497cm" svg:x="1.456cm" svg:y="11.1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137cm" svg:height="0.497cm" svg:x="1.456cm" svg:y="11.698cm">
          <draw:text-box>
            <text:p text:style-name="P1"><text:span text:style-name="T1">List courses you need to complete your degree </text:span></text:p>
          </draw:text-box>
        </draw:frame>
        <draw:frame draw:style-name="gr1" draw:text-style-name="P2" draw:layer="layout" svg:width="5.615cm" svg:height="0.497cm" svg:x="1.456cm" svg:y="12.248cm">
          <draw:text-box>
            <text:p text:style-name="P1"><text:span text:style-name="T1">All course work completed</text:span></text:p>
          </draw:text-box>
        </draw:frame>
        <draw:frame draw:style-name="gr1" draw:text-style-name="P2" draw:layer="layout" svg:width="0.422cm" svg:height="0.497cm" svg:x="1.456cm" svg:y="12.8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1.27cm" svg:y="13.3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1.27cm" svg:y="13.9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561cm" svg:height="0.497cm" svg:x="1.27cm" svg:y="14.466cm">
          <draw:text-box>
            <text:p text:style-name="P1"><text:span text:style-name="T1">Create your application packet which <text:s/>consists of the following: </text:span></text:p>
          </draw:text-box>
        </draw:frame>
        <draw:frame draw:style-name="gr1" draw:text-style-name="P2" draw:layer="layout" svg:width="0.422cm" svg:height="0.497cm" svg:x="1.27cm" svg:y="15.0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2cm" svg:x="1.905cm" svg:y="15.666cm">
          <draw:text-box>
            <text:p text:style-name="P1"><text:span text:style-name="T4">•</text:span></text:p>
          </draw:text-box>
        </draw:frame>
        <draw:frame draw:style-name="gr1" draw:text-style-name="P2" draw:layer="layout" svg:width="0.422cm" svg:height="0.475cm" svg:x="2.1cm" svg:y="15.57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3.503cm" svg:height="0.497cm" svg:x="2.54cm" svg:y="15.567cm">
          <draw:text-box>
            <text:p text:style-name="P1"><text:span text:style-name="T1">This cover page </text:span></text:p>
          </draw:text-box>
        </draw:frame>
        <draw:frame draw:style-name="gr1" draw:text-style-name="P2" draw:layer="layout" svg:width="0.422cm" svg:height="0.422cm" svg:x="1.905cm" svg:y="16.217cm">
          <draw:text-box>
            <text:p text:style-name="P1"><text:span text:style-name="T4">•</text:span></text:p>
          </draw:text-box>
        </draw:frame>
        <draw:frame draw:style-name="gr1" draw:text-style-name="P2" draw:layer="layout" svg:width="0.422cm" svg:height="0.475cm" svg:x="2.1cm" svg:y="16.12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7.761cm" svg:height="0.497cm" svg:x="2.54cm" svg:y="16.117cm">
          <draw:text-box>
            <text:p text:style-name="P1"><text:span text:style-name="T1">A title and a 1-2 page abstract/description of the project including a rough timeline </text:span></text:p>
          </draw:text-box>
        </draw:frame>
        <draw:frame draw:style-name="gr1" draw:text-style-name="P2" draw:layer="layout" svg:width="11.995cm" svg:height="0.497cm" svg:x="2.54cm" svg:y="16.676cm">
          <draw:text-box>
            <text:p text:style-name="P1"><text:span text:style-name="T1">for project milestones and reading list for the semester. </text:span></text:p>
          </draw:text-box>
        </draw:frame>
        <draw:frame draw:style-name="gr1" draw:text-style-name="P2" draw:layer="layout" svg:width="0.422cm" svg:height="0.422cm" svg:x="1.905cm" svg:y="17.326cm">
          <draw:text-box>
            <text:p text:style-name="P1"><text:span text:style-name="T4">•</text:span></text:p>
          </draw:text-box>
        </draw:frame>
        <draw:frame draw:style-name="gr1" draw:text-style-name="P2" draw:layer="layout" svg:width="0.422cm" svg:height="0.475cm" svg:x="2.1cm" svg:y="17.23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172cm" svg:height="0.497cm" svg:x="2.54cm" svg:y="17.226cm">
          <draw:text-box>
            <text:p text:style-name="P1"><text:span text:style-name="T1">Unofficial SJSU transcript and other graduate level transcripts </text:span></text:p>
          </draw:text-box>
        </draw:frame>
        <draw:frame draw:style-name="gr1" draw:text-style-name="P2" draw:layer="layout" svg:width="0.422cm" svg:height="0.497cm" svg:x="1.27cm" svg:y="17.7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254cm" svg:height="0.497cm" svg:x="1.27cm" svg:y="18.335cm">
          <draw:text-box>
            <text:p text:style-name="P1"><text:span text:style-name="T1">Submit <text:s/>the application packet to your thesis/project advisor in pdf format. <text:s text:c="2"/></text:span></text:p>
          </draw:text-box>
        </draw:frame>
        <draw:frame draw:style-name="gr1" draw:text-style-name="P2" draw:layer="layout" svg:width="0.422cm" svg:height="0.497cm" svg:x="1.27cm" svg:y="18.8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54cm" svg:y="19.4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1.456cm" svg:y="19.9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463cm" svg:height="0.497cm" svg:x="1.456cm" svg:y="20.545cm">
          <draw:text-box>
            <text:p text:style-name="P1"><text:span text:style-name="T1">Student Signature ______________________________ </text:span></text:p>
          </draw:text-box>
        </draw:frame>
        <draw:frame draw:style-name="gr1" draw:text-style-name="P2" draw:layer="layout" svg:width="0.422cm" svg:height="0.497cm" svg:x="20.125cm" svg:y="19.9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248cm" svg:height="0.497cm" svg:x="15.68cm" svg:y="20.545cm">
          <draw:text-box>
            <text:p text:style-name="P1"><text:span text:style-name="T1">Date ______________ </text:span></text:p>
          </draw:text-box>
        </draw:frame>
        <draw:frame draw:style-name="gr1" draw:text-style-name="P2" draw:layer="layout" svg:width="0.422cm" svg:height="0.497cm" svg:x="1.27cm" svg:y="21.096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JSUSpartanRegular" svg:font-family="SJSUSpartanRegula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4T17:59:50.163023943</dc:date>
    <meta:editing-duration>PT10M17S</meta:editing-duration>
    <meta:editing-cycles>2</meta:editing-cycles>
    <meta:generator>LibreOffice/6.1.2.1$Linux_X86_64 LibreOffice_project/10$Build-1</meta:generator>
    <meta:document-statistic meta:object-count="76"/>
  </office:meta>
</office:document-meta>
</file>